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981f" officeooo:paragraph-rsid="000898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sdf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09:45:36.926697186</meta:creation-date>
    <dc:date>2018-11-27T09:45:46.981183342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5.1.6.2$Linux_X86_64 LibreOffice_project/10m0$Build-2</meta:generator>
  </office:meta>
</office:document-meta>
</file>